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cc66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8080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ff8080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33cc66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9.915cm" svg:x="11.185cm" svg:y="3.15cm">
          <text:p text:style-name="P1">User spa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8" draw:id="id8" draw:layer="layout" svg:width="1.905cm" svg:height="1.27cm" svg:x="13.7cm" svg:y="11.16cm">
          <text:p text:style-name="P1">c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4" draw:id="id4" draw:layer="layout" svg:width="3.175cm" svg:height="1.27cm" svg:x="13.065cm" svg:y="7.985cm">
          <text:p text:style-name="P1">send<text:line-break/>reques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12" draw:id="id12" draw:layer="layout" svg:width="4.84cm" svg:height="11.43cm" svg:x="5.47cm" svg:y="6.08cm">
          <text:p text:style-name="P1">Candl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5.715cm" svg:height="14.36cm" svg:x="19.005cm" svg:y="3.15cm">
          <text:p text:style-name="P1">Network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1" draw:id="id1" draw:layer="layout" svg:width="1.905cm" svg:height="1.27cm" svg:x="20.675cm" svg:y="7.985cm">
          <text:p text:style-name="P1">sen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3" draw:id="id3" draw:layer="layout" svg:width="4.445cm" svg:height="1.27cm" svg:x="19.64cm" svg:y="15.605cm">
          <text:p text:style-name="P1">emit('response'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2" draw:id="id2" draw:layer="layout" svg:width="2.54cm" svg:height="3.175cm" svg:x="25.565cm" svg:y="10.525cm">
          <text:p text:style-name="P1">Event</text:p>
          <text:p text:style-name="P1">loo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22.58cm" svg:y1="8.62cm" svg:x2="26.835cm" svg:y2="10.525cm" draw:start-shape="id1" draw:start-glue-point="7" draw:end-shape="id2" svg:d="m22580 8620 4255 1905">
          <text:p text:style-name="P1">id, payload1</text:p>
        </draw:connector>
        <draw:connector draw:style-name="gr6" draw:text-style-name="P1" draw:layer="layout" draw:type="line" svg:x1="26.835cm" svg:y1="13.7cm" svg:x2="24.085cm" svg:y2="16.24cm" draw:start-shape="id2" draw:end-shape="id3" svg:d="m26835 13700-2750 2540">
          <text:p text:style-name="P1">id, payload2</text:p>
        </draw:connector>
        <draw:custom-shape draw:style-name="gr7" draw:text-style-name="P1" xml:id="id9" draw:id="id9" draw:layer="layout" svg:width="3.175cm" svg:height="1.27cm" svg:x="6.3cm" svg:y="7.985cm">
          <text:p text:style-name="P1">ad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6" draw:id="id6" draw:layer="layout" svg:width="3.175cm" svg:height="1.27cm" svg:x="1.635cm" svg:y="13.065cm">
          <text:p text:style-name="P1">setTimeou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1" draw:layer="layout" draw:type="line" svg:x1="16.24cm" svg:y1="8.62cm" svg:x2="20.675cm" svg:y2="8.62cm" draw:start-shape="id4" draw:start-glue-point="7" draw:end-shape="id1" draw:end-glue-point="5" svg:d="m16240 8620h4435">
          <text:p text:style-name="P1">id, payload1</text:p>
          <text:p text:style-name="P1"/>
        </draw:connector>
        <draw:custom-shape draw:style-name="gr7" draw:text-style-name="P1" xml:id="id7" draw:id="id7" draw:layer="layout" svg:width="3.81cm" svg:height="1.27cm" svg:x="6.005cm" svg:y="15.605cm">
          <text:p text:style-name="P1">resol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6.305cm" svg:y1="11.16cm" svg:x2="3.223cm" svg:y2="13.065cm" draw:start-shape="id5" draw:start-glue-point="5" draw:end-shape="id6" draw:end-glue-point="4" svg:d="m6305 11160-3082 1905">
          <text:p text:style-name="P1">id, error</text:p>
        </draw:connector>
        <draw:connector draw:style-name="gr8" draw:text-style-name="P1" draw:layer="layout" draw:type="line" svg:x1="19.64cm" svg:y1="16.24cm" svg:x2="9.815cm" svg:y2="16.24cm" draw:start-shape="id3" draw:start-glue-point="5" draw:end-shape="id7" svg:d="m19640 16240h-9825">
          <text:p text:style-name="P1">id, payload2</text:p>
          <text:p text:style-name="P1"/>
        </draw:connector>
        <draw:connector draw:style-name="gr9" draw:text-style-name="P1" xml:id="id10" draw:id="id10" draw:layer="layout" draw:type="line" svg:x1="10.907cm" svg:y1="7.262cm" svg:x2="12.463cm" svg:y2="7.262cm" svg:d="m10907 7262h1556">
          <text:p text:style-name="P1">id</text:p>
          <text:p text:style-name="P1"/>
        </draw:connector>
        <draw:connector draw:style-name="gr8" draw:text-style-name="P1" draw:layer="layout" draw:type="line" svg:x1="9.815cm" svg:y1="16.24cm" svg:x2="13.7cm" svg:y2="11.795cm" draw:start-shape="id7" draw:start-glue-point="7" draw:end-shape="id8" draw:end-glue-point="5" svg:d="m9815 16240 3885-4445">
          <text:p text:style-name="P1">error or payload2</text:p>
        </draw:connector>
        <draw:connector draw:style-name="gr8" draw:text-style-name="P1" draw:layer="layout" draw:type="line" svg:x1="3.223cm" svg:y1="14.335cm" svg:x2="6.005cm" svg:y2="16.24cm" draw:start-shape="id6" draw:start-glue-point="6" draw:end-shape="id7" draw:end-glue-point="5" svg:d="m3223 14335 2782 1905">
          <text:p text:style-name="P1">id, error</text:p>
        </draw:connector>
        <draw:connector draw:style-name="gr8" draw:text-style-name="P1" draw:layer="layout" draw:type="line" svg:x1="13.065cm" svg:y1="8.62cm" svg:x2="9.475cm" svg:y2="8.62cm" draw:start-shape="id4" draw:start-glue-point="5" draw:end-shape="id9" draw:end-glue-point="7" svg:d="m13065 8620h-3590">
          <text:p text:style-name="P1">cb</text:p>
          <text:p text:style-name="P1"/>
        </draw:connector>
        <draw:connector draw:style-name="gr10" draw:text-style-name="P1" draw:layer="layout" draw:type="line" svg:x1="12.463cm" svg:y1="7.262cm" svg:x2="14.653cm" svg:y2="7.985cm" draw:start-shape="id10" draw:start-glue-point="3" draw:end-shape="id4" draw:end-glue-point="4" svg:d="m12463 7262 2190 723">
          <text:p/>
        </draw:connector>
        <draw:connector draw:style-name="gr11" draw:text-style-name="P1" draw:layer="layout" draw:type="line" svg:x1="7.888cm" svg:y1="7.985cm" svg:x2="10.907cm" svg:y2="7.262cm" draw:start-shape="id9" draw:start-glue-point="4" draw:end-shape="id10" draw:end-glue-point="2" svg:d="m7888 7985 3019-723">
          <text:p/>
        </draw:connector>
        <draw:custom-shape draw:style-name="gr7" draw:text-style-name="P1" xml:id="id5" draw:id="id5" draw:layer="layout" svg:width="3.175cm" svg:height="1.27cm" svg:x="6.305cm" svg:y="10.525cm">
          <text:p text:style-name="P1">setTimeo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14.653cm" svg:y1="9.255cm" svg:x2="9.48cm" svg:y2="11.16cm" draw:start-shape="id4" draw:start-glue-point="6" draw:end-shape="id5" draw:end-glue-point="7" svg:d="m14653 9255-5173 1905">
          <text:p text:style-name="P1">id</text:p>
          <text:p text:style-name="P1"/>
        </draw:connector>
        <draw:custom-shape draw:style-name="gr5" draw:text-style-name="P1" xml:id="id13" draw:id="id13" draw:layer="layout" svg:width="4.445cm" svg:height="1.27cm" svg:x="19.44cm" svg:y="4.42cm">
          <text:p text:style-name="P1">on('response',<text:line-break/>resolve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3.982cm" svg:height="0.962cm" svg:x="12.43cm" svg:y="1.635cm">
          <draw:text-box>
            <text:p>node-candle</text:p>
          </draw:text-box>
        </draw:frame>
        <draw:custom-shape draw:style-name="gr13" draw:text-style-name="P1" xml:id="id11" draw:id="id11" draw:layer="layout" svg:width="3.175cm" svg:height="1.27cm" svg:x="13.09cm" svg:y="4.42cm">
          <text:p text:style-name="P1">in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9cm" svg:y1="5.055cm" svg:x2="7.89cm" svg:y2="6.08cm" draw:start-shape="id11" draw:start-glue-point="5" draw:end-shape="id12" draw:end-glue-point="4" svg:d="m13090 5055-5200 1025">
          <text:p text:style-name="P1">var c = new candle</text:p>
          <text:p text:style-name="P1"/>
          <text:p text:style-name="P1"/>
        </draw:connector>
        <draw:connector draw:style-name="gr6" draw:text-style-name="P1" draw:layer="layout" draw:type="line" svg:x1="16.265cm" svg:y1="5.055cm" svg:x2="19.44cm" svg:y2="5.055cm" draw:start-shape="id11" draw:start-glue-point="7" draw:end-shape="id13" draw:end-glue-point="5" svg:d="m16265 5055h3175">
          <text:p text:style-name="P1">c.resolve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ey Kupershtokh</meta:initial-creator>
    <meta:creation-date>2012-11-02T11:19:53</meta:creation-date>
    <dc:date>2012-11-02T13:34:58</dc:date>
    <dc:creator>Alexey Kupershtokh</dc:creator>
    <meta:editing-duration>PT1H44M43S</meta:editing-duration>
    <meta:editing-cycles>4</meta:editing-cycles>
    <meta:generator>LibreOffice/3.3$Linux LibreOffice_project/330m19$Build-401</meta:generator>
    <meta:document-statistic meta:object-count="29"/>
  </office:meta>
</office:document-meta>
</file>